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a1467e"/>
    </style:style>
  </office:automatic-styles>
  <office:body>
    <office:spreadsheet>
      <table:calculation-settings table:automatic-find-labels="false" table:use-regular-expressions="false" table:use-wildcards="true"/>
      <table:table table:name="ns_alf_to_C_identified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Basic Block foo bb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  for(i=0; i&lt;5; i++){</text:p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asic Block foo bb1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  for(i=0; i&lt;5; i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foo bb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    for(j=0 ; j&lt;5 ; j++){</text:p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asic Block foo bb3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    for(j=0 ; j&lt;5 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foo bb5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5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      for(k=0 ; k&lt;5 ; k++){</text:p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asic Block foo bb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      for(k=0 ; k&lt;5 ; k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foo bb8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                for(l=0 ; l&lt;5 ; l++){</text:p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asic Block foo bb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                for(l=0 ; l&lt;5 ; l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foo bb11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1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          if( keys[i][j][k][l] == x ){</text:p>
            <text:p/>
          </table:table-cell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>
            <text:p>bb11::7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          if( keys[i][j][k][l] == x ){</text:p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asic Block foo bb1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1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              return answer[i][j][k][l] + keys[i][j][k][l];</text:p>
            <text:p/>
          </table:table-cell>
          <table:table-cell table:style-name="ce1" table:number-columns-repeated="3"/>
          <table:table-cell/>
          <table:table-cell office:value-type="string" calcext:value-type="string">
            <text:p>Start antes do return e Stop lá no Main.</text:p>
          </table:table-cell>
        </table:table-row>
        <table:table-row table:style-name="ro2">
          <table:table-cell table:style-name="ce1" office:value-type="string" calcext:value-type="string">
            <text:p>bb19::1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              return answer[i][j][k][l] + keys[i][j][k][l];</text:p>
            <text:p/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bb19::1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              return answer[i][j][k][l] + keys[i][j][k][l];</text:p>
            <text:p/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bb19::1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              return answer[i][j][k][l] + keys[i][j][k][l];</text:p>
            <text:p/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bb19::13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              return answer[i][j][k][l] + keys[i][j][k][l];</text:p>
            <text:p/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asic Block foo bb33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3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        }</text:p>
            <text:p/>
          </table:table-cell>
          <table:table-cell table:number-columns-repeated="2"/>
          <table:table-cell office:value-type="string" calcext:value-type="string">
            <text:p>2 iteração do BB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foo bb34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b34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                for(l=0 ; l&lt;5 ; l++){</text:p>
            <text:p/>
          </table:table-cell>
          <table:table-cell table:style-name="ce2"/>
          <table:table-cell/>
          <table:table-cell office:value-type="string" calcext:value-type="string">
            <text:p>Já mensurado pelo 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34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                for(l=0 ; l&lt;5 ; l++){</text:p>
            <text:p/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string" calcext:value-type="string">
            <text:p>bb34::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                for(l=0 ; l&lt;5 ; l++){</text:p>
            <text:p/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asic Block foo bb3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3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      }</text:p>
            <text:p/>
          </table:table-cell>
          <table:table-cell table:number-columns-repeated="2"/>
          <table:table-cell office:value-type="string" calcext:value-type="string">
            <text:p>2 iteração do BB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foo bb3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b3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      for(k=0 ; k&lt;5 ; k++){</text:p>
            <text:p/>
          </table:table-cell>
          <table:table-cell table:style-name="ce2"/>
          <table:table-cell/>
          <table:table-cell office:value-type="string" calcext:value-type="string">
            <text:p>Já mensurado pelo 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37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      for(k=0 ; k&lt;5 ; k++){</text:p>
            <text:p/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string" calcext:value-type="string">
            <text:p>bb37::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      for(k=0 ; k&lt;5 ; k++){</text:p>
            <text:p/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asic Block foo bb3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3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    }</text:p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asic Block foo bb4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b4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    for(j=0 ; j&lt;5 ; j++){</text:p>
            <text:p/>
          </table:table-cell>
          <table:table-cell table:style-name="ce2"/>
          <table:table-cell/>
          <table:table-cell office:value-type="string" calcext:value-type="string">
            <text:p>Já mensurado pelo 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40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    for(j=0 ; j&lt;5 ; j++){</text:p>
            <text:p/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string" calcext:value-type="string">
            <text:p>bb40::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    for(j=0 ; j&lt;5 ; j++){</text:p>
            <text:p/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asic Block foo bb4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4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  }</text:p>
            <text:p/>
          </table:table-cell>
          <table:table-cell table:style-name="ce1"/>
          <table:table-cell/>
          <table:table-cell office:value-type="string" calcext:value-type="string">
            <text:p>2 iteração do BB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foo bb43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bb4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string" calcext:value-type="string">
            <text:p>  for(i=0; i&lt;5; i++){</text:p>
            <text:p/>
          </table:table-cell>
          <table:table-cell table:style-name="ce3"/>
          <table:table-cell/>
          <table:table-cell office:value-type="string" calcext:value-type="string">
            <text:p>Já mensurado pelo 4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43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string" calcext:value-type="string">
            <text:p>  for(i=0; i&lt;5; i++){</text:p>
            <text:p/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bb43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string" calcext:value-type="string">
            <text:p>  for(i=0; i&lt;5; i++){</text:p>
            <text:p/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asic Block foo bb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b45</text:p>
          </table:table-cell>
          <table:table-cell office:value-type="string" calcext:value-type="string">
            <text:p>Lin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  return -1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foo bb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b46</text:p>
          </table:table-cell>
          <table:table-cell office:value-type="string" calcext:value-type="string">
            <text:p>Lin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main bb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  foo(400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  return 0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7:58:18.952000000</dc:date>
    <meta:editing-duration>PT7M33S</meta:editing-duration>
    <meta:editing-cycles>2</meta:editing-cycles>
    <meta:generator>LibreOffice/7.3.1.3$Windows_X86_64 LibreOffice_project/a69ca51ded25f3eefd52d7bf9a5fad8c90b87951</meta:generator>
    <meta:document-statistic meta:table-count="1" meta:cell-count="177" meta:object-count="0"/>
  </office:meta>
</office:document-meta>
</file>